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0_3115527865"/>--model_path models/iIT341.xml --inputs <text:bookmark-start text:name="__DdeLink__3_3115527865"/>22,33,35,93,294,300,306,314,334,356,231,262,139,28<text:bookmark-end text:name="__DdeLink__3_3115527865"/> --hide <text:bookmark-start text:name="__DdeLink__5_3115527865"/>16,26,29,33,39,40,59,65,75,81,90,93,100,110,145,171,174,212,223,224,232,234,235,239,252,253,255,259,261,262,263,265,269,271,276,277,279,280,283,284,286,291,293,296,302,308,312,319,320,323,325,329,331,336,341,342,344,345,350,352,358,361,366,368,370,372<text:bookmark-end text:name="__DdeLink__0_3115527865"/><text:bookmark-end text:name="__DdeLink__5_311552786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8:17:08.141866388</meta:creation-date>
    <dc:date>2020-03-16T04:16:37.703821762</dc:date>
    <meta:editing-duration>PT9H26M6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1" meta:paragraph-count="1" meta:word-count="9" meta:character-count="349" meta:non-whitespace-character-count="344"/>
  </office:meta>
</office:document-meta>
</file>